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18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5.02cm"/>
    </style:style>
    <style:style style:name="Table1.C" style:family="table-column">
      <style:table-column-properties style:column-width="6.369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4.187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5.046cm"/>
    </style:style>
    <style:style style:name="Table2.C" style:family="table-column">
      <style:table-column-properties style:column-width="6.343cm"/>
    </style:style>
    <style:style style:name="Table2.A1" style:family="table-cell">
      <style:table-cell-properties style:vertical-align="middle" fo:padding="0.176cm" fo:border="1pt solid #000000"/>
    </style:style>
    <style:style style:name="Table2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" style:family="table">
      <style:table-properties style:width="14.208cm" table:align="left"/>
    </style:style>
    <style:style style:name="Table3.A" style:family="table-column">
      <style:table-column-properties style:column-width="2.247cm"/>
    </style:style>
    <style:style style:name="Table3.B" style:family="table-column">
      <style:table-column-properties style:column-width="5.179cm"/>
    </style:style>
    <style:style style:name="Table3.C" style:family="table-column">
      <style:table-column-properties style:column-width="6.782cm"/>
    </style:style>
    <style:style style:name="Table3.A1" style:family="table-cell">
      <style:table-cell-properties style:vertical-align="middle" fo:padding="0.176cm" fo:border="1pt solid #000000"/>
    </style:style>
    <style:style style:name="Table4" style:family="table">
      <style:table-properties style:width="14.212cm" table:align="left"/>
    </style:style>
    <style:style style:name="Table4.A" style:family="table-column">
      <style:table-column-properties style:column-width="2.822cm"/>
    </style:style>
    <style:style style:name="Table4.B" style:family="table-column">
      <style:table-column-properties style:column-width="5.364cm"/>
    </style:style>
    <style:style style:name="Table4.C" style:family="table-column">
      <style:table-column-properties style:column-width="6.025cm"/>
    </style:style>
    <style:style style:name="Table4.A1" style:family="table-cell">
      <style:table-cell-properties style:vertical-align="middle" fo:padding="0.176cm" fo:border="1pt solid #000000"/>
    </style:style>
    <style:style style:name="Table4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4.212cm" table:align="left"/>
    </style:style>
    <style:style style:name="Table5.A" style:family="table-column">
      <style:table-column-properties style:column-width="2.822cm"/>
    </style:style>
    <style:style style:name="Table5.B" style:family="table-column">
      <style:table-column-properties style:column-width="5.364cm"/>
    </style:style>
    <style:style style:name="Table5.C" style:family="table-column">
      <style:table-column-properties style:column-width="6.025cm"/>
    </style:style>
    <style:style style:name="Table5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df8c2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df8c2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f8c2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96cd" officeooo:paragraph-rsid="000b96cd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96cd" officeooo:paragraph-rsid="000df8c2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f2f" officeooo:paragraph-rsid="000bff2f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f2f" officeooo:paragraph-rsid="000df8c2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f8c2" officeooo:paragraph-rsid="000df8c2" style:text-blinking="false" fo:background-color="transparent"/>
    </style:style>
    <style:style style:name="P14" style:family="paragraph" style:parent-style-name="Standard">
      <style:text-properties officeooo:paragraph-rsid="000df8c2"/>
    </style:style>
    <style:style style:name="P15" style:family="paragraph" style:parent-style-name="Text_20_body">
      <style:text-properties officeooo:paragraph-rsid="000df8c2"/>
    </style:style>
    <style:style style:name="P16" style:family="paragraph" style:parent-style-name="Text_20_body">
      <style:text-properties officeooo:rsid="000f0ce7" officeooo:paragraph-rsid="000f0ce7"/>
    </style:style>
    <style:style style:name="P17" style:family="paragraph" style:parent-style-name="Text_20_body">
      <style:text-properties officeooo:rsid="00109304" officeooo:paragraph-rsid="00109304"/>
    </style:style>
    <style:style style:name="T1" style:family="text">
      <style:text-properties officeooo:rsid="000b96cd"/>
    </style:style>
    <style:style style:name="T2" style:family="text">
      <style:text-properties officeooo:rsid="000bff2f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96c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f8c2" style:text-blinking="false" fo:background-color="transparent" loext:char-shading-value="0"/>
    </style:style>
    <style:style style:name="T6" style:family="text">
      <style:text-properties officeooo:rsid="00109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fdd141b1-7fff-47e7-a75e-611805bfacfc"/>Table Structure -</text:p>
      <text:p text:style-name="P3">Table 1: <text:span text:style-name="T1">VENU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Field</text:p>
          </table:table-cell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Key</text:p>
          </table:table-cell>
        </table:table-row>
        <table:table-row>
          <table:table-cell table:style-name="Table1.A1" office:value-type="string">
            <text:p text:style-name="P9">Venue_Id</text:p>
          </table:table-cell>
          <table:table-cell table:style-name="Table1.A1" office:value-type="string">
            <text:p text:style-name="P7">int</text:p>
          </table:table-cell>
          <table:table-cell table:style-name="Table1.A1" office:value-type="string">
            <text:p text:style-name="P7">pk, fk references <text:span text:style-name="T2">MATCHES</text:span>(<text:span text:style-name="T2">Match_Id</text:span>)</text:p>
          </table:table-cell>
        </table:table-row>
        <table:table-row>
          <table:table-cell table:style-name="Table1.A1" office:value-type="string">
            <text:p text:style-name="P9">Venue_name</text:p>
          </table:table-cell>
          <table:table-cell table:style-name="Table1.A1" office:value-type="string">
            <text:p text:style-name="P7">varchar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P3">Table 2: <text:span text:style-name="T1">PLAYER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Field</text:p>
          </table:table-cell>
          <table:table-cell table:style-name="Table2.A1" office:value-type="string">
            <text:p text:style-name="P5">Type</text:p>
          </table:table-cell>
          <table:table-cell table:style-name="Table2.A1" office:value-type="string">
            <text:p text:style-name="P5">Key</text:p>
          </table:table-cell>
        </table:table-row>
        <table:table-row>
          <table:table-cell table:style-name="Table2.A1" office:value-type="string">
            <text:p text:style-name="P9">Team_Id</text:p>
          </table:table-cell>
          <table:table-cell table:style-name="Table2.A1" office:value-type="string">
            <text:p text:style-name="P7">int</text:p>
          </table:table-cell>
          <table:table-cell table:style-name="Table2.A1" office:value-type="string">
            <text:p text:style-name="P7">pk, fk references <text:span text:style-name="T2">TEAMS</text:span>(<text:span text:style-name="T2">Team_Id</text:span>)</text:p>
          </table:table-cell>
        </table:table-row>
        <table:table-row>
          <table:table-cell table:style-name="Table2.A3" office:value-type="string">
            <text:p text:style-name="P13">Match_Id</text:p>
          </table:table-cell>
          <table:table-cell table:style-name="Table2.A3" office:value-type="string">
            <text:p text:style-name="P13">Int</text:p>
          </table:table-cell>
          <table:table-cell table:style-name="Table2.A3" office:value-type="string">
            <text:p text:style-name="P13">Pk, fk references TEAM(Team_Id)</text:p>
          </table:table-cell>
        </table:table-row>
        <table:table-row>
          <table:table-cell table:style-name="Table2.A1" office:value-type="string">
            <text:p text:style-name="P9">Captain_name</text:p>
          </table:table-cell>
          <table:table-cell table:style-name="Table2.A1" office:value-type="string">
            <text:p text:style-name="P7">varchar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p text:style-name="P3">Table 3: <text:span text:style-name="T2">TEAM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Field</text:p>
          </table:table-cell>
          <table:table-cell table:style-name="Table3.A1" office:value-type="string">
            <text:p text:style-name="P5">Type</text:p>
          </table:table-cell>
          <table:table-cell table:style-name="Table3.A1" office:value-type="string">
            <text:p text:style-name="P5">Key</text:p>
          </table:table-cell>
        </table:table-row>
        <table:table-row>
          <table:table-cell table:style-name="Table3.A1" office:value-type="string">
            <text:p text:style-name="P11">Team_Id</text:p>
          </table:table-cell>
          <table:table-cell table:style-name="Table3.A1" office:value-type="string">
            <text:p text:style-name="P7">int</text:p>
          </table:table-cell>
          <table:table-cell table:style-name="Table3.A1" office:value-type="string">
            <text:p text:style-name="P7">pk</text:p>
          </table:table-cell>
        </table:table-row>
        <table:table-row>
          <table:table-cell table:style-name="Table3.A1" office:value-type="string">
            <text:p text:style-name="P11">Team_name</text:p>
          </table:table-cell>
          <table:table-cell table:style-name="Table3.A1" office:value-type="string">
            <text:p text:style-name="P7">varchar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Text_20_body"><text:line-break/><text:span text:style-name="T3">Table 4: </text:span><text:span text:style-name="T4">MATCHES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Field</text:p>
          </table:table-cell>
          <table:table-cell table:style-name="Table4.A1" office:value-type="string">
            <text:p text:style-name="P5">Type</text:p>
          </table:table-cell>
          <table:table-cell table:style-name="Table4.A1" office:value-type="string">
            <text:p text:style-name="P5">Key</text:p>
          </table:table-cell>
        </table:table-row>
        <table:table-row>
          <table:table-cell table:style-name="Table4.A1" office:value-type="string">
            <text:p text:style-name="P9">Match_Id</text:p>
          </table:table-cell>
          <table:table-cell table:style-name="Table4.A1" office:value-type="string">
            <text:p text:style-name="P7">int</text:p>
          </table:table-cell>
          <table:table-cell table:style-name="Table4.A1" office:value-type="string">
            <text:p text:style-name="P7">pk</text:p>
          </table:table-cell>
        </table:table-row>
        <table:table-row>
          <table:table-cell table:style-name="Table4.A3" office:value-type="string">
            <text:p text:style-name="P9">Venue_Id</text:p>
          </table:table-cell>
          <table:table-cell table:style-name="Table4.A3" office:value-type="string">
            <text:p text:style-name="P9">Int</text:p>
          </table:table-cell>
          <table:table-cell table:style-name="Table4.A3" office:value-type="string">
            <text:p text:style-name="P9">Fk references VENUE(Venue_Id)</text:p>
          </table:table-cell>
        </table:table-row>
        <table:table-row>
          <table:table-cell table:style-name="Table4.A3" office:value-type="string">
            <text:p text:style-name="P9">Match_Date</text:p>
          </table:table-cell>
          <table:table-cell table:style-name="Table4.A3" office:value-type="string">
            <text:p text:style-name="P9">date</text:p>
          </table:table-cell>
          <table:table-cell table:style-name="Table4.A3" office:value-type="string">
            <text:p text:style-name="P9"/>
          </table:table-cell>
        </table:table-row>
        <table:table-row>
          <table:table-cell table:style-name="Table4.A1" office:value-type="string">
            <text:p text:style-name="P11">Team1_Id</text:p>
          </table:table-cell>
          <table:table-cell table:style-name="Table4.A1" office:value-type="string">
            <text:p text:style-name="P7">int</text:p>
          </table:table-cell>
          <table:table-cell table:style-name="Table4.A1" office:value-type="string">
            <text:p text:style-name="P7">fk references <text:span text:style-name="T2">TEAM</text:span>(<text:span text:style-name="T2">T</text:span>eam_<text:span text:style-name="T2">I</text:span>d)</text:p>
          </table:table-cell>
        </table:table-row>
        <table:table-row>
          <table:table-cell table:style-name="Table4.A1" office:value-type="string">
            <text:p text:style-name="P11">Team2_Id</text:p>
          </table:table-cell>
          <table:table-cell table:style-name="Table4.A1" office:value-type="string">
            <text:p text:style-name="P7">int</text:p>
          </table:table-cell>
          <table:table-cell table:style-name="Table4.A1" office:value-type="string">
            <text:p text:style-name="P7">fk references <text:span text:style-name="T2">TEAM</text:span>(<text:span text:style-name="T2">T</text:span>eam_<text:span text:style-name="T2">I</text:span>d)</text:p>
          </table:table-cell>
        </table:table-row>
      </table:table>
      <text:p text:style-name="Text_20_body"/>
      <text:p text:style-name="Text_20_body"/>
      <text:p text:style-name="P14"><text:soft-page-break/><text:span text:style-name="T3">Table </text:span><text:span text:style-name="T5">5</text:span><text:span text:style-name="T3">: </text:span><text:span text:style-name="T5">MATCH_RESULT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Field</text:p>
          </table:table-cell>
          <table:table-cell table:style-name="Table5.A1" office:value-type="string">
            <text:p text:style-name="P6">Type</text:p>
          </table:table-cell>
          <table:table-cell table:style-name="Table5.A1" office:value-type="string">
            <text:p text:style-name="P6">Key</text:p>
          </table:table-cell>
        </table:table-row>
        <table:table-row>
          <table:table-cell table:style-name="Table5.A1" office:value-type="string">
            <text:p text:style-name="P10">Match_Id</text:p>
          </table:table-cell>
          <table:table-cell table:style-name="Table5.A1" office:value-type="string">
            <text:p text:style-name="P8">int</text:p>
          </table:table-cell>
          <table:table-cell table:style-name="Table5.A1" office:value-type="string">
            <text:p text:style-name="P8">pk</text:p>
          </table:table-cell>
        </table:table-row>
        <table:table-row>
          <table:table-cell table:style-name="Table5.A1" office:value-type="string">
            <text:p text:style-name="P12">Toss_Won</text:p>
          </table:table-cell>
          <table:table-cell table:style-name="Table5.A1" office:value-type="string">
            <text:p text:style-name="P8">int</text:p>
          </table:table-cell>
          <table:table-cell table:style-name="Table5.A1" office:value-type="string">
            <text:p text:style-name="P8">fk references <text:span text:style-name="T2">TEAM</text:span>(<text:span text:style-name="T2">T</text:span>eam_<text:span text:style-name="T2">I</text:span>d)</text:p>
          </table:table-cell>
        </table:table-row>
        <table:table-row>
          <table:table-cell table:style-name="Table5.A1" office:value-type="string">
            <text:p text:style-name="P12">Match_Won</text:p>
          </table:table-cell>
          <table:table-cell table:style-name="Table5.A1" office:value-type="string">
            <text:p text:style-name="P8">int</text:p>
          </table:table-cell>
          <table:table-cell table:style-name="Table5.A1" office:value-type="string">
            <text:p text:style-name="P8">fk references <text:span text:style-name="T2">TEAM</text:span>(<text:span text:style-name="T2">T</text:span>eam_<text:span text:style-name="T2">I</text:span>d)</text:p>
          </table:table-cell>
        </table:table-row>
      </table:table>
      <text:p text:style-name="P15"/>
      <text:p text:style-name="P15"/>
      <text:p text:style-name="P16">QUERIES:</text:p>
      <text:p text:style-name="P16">1.<text:span text:style-name="T6">LIST CAPTAINS OF TEAMS;</text:span></text:p>
      <text:p text:style-name="Text_20_body">2.<text:span text:style-name="T6">WINNER OF EACH MATCH</text:span></text:p>
      <text:p text:style-name="Text_20_body">3.LIST DATE AND VENUES WHERE MATCHES HAVE BEEN PLAYED.</text:p>
      <text:p text:style-name="Text_20_body">4.LIST VENUES WHERE MATCHES ARE YET TO BE PLAYED.</text:p>
      <text:p text:style-name="Text_20_body">5.LIST CAPTAIN’S WHO HAVE WON MATCHES.</text:p>
      <text:p text:style-name="Text_20_body">6.LIST CAPTAINS WHO HAVE WON TOSS’S.</text:p>
      <text:p text:style-name="Text_20_body">7.LIST CAPTAIN’S WHO HAVE LOST MATCHES.</text:p>
      <text:p text:style-name="Text_20_body">8.LIST CAPTAIN’S WHO HAVE LOST TOSS’S.</text:p>
      <text:p text:style-name="Text_20_body"/>
      <text:p text:style-name="P17">1. SELECT T.Team_name,P.Captain_name FROM team T INNER JOIN player P ON T.Team_Id=P.Team_Id;</text:p>
      <text:p text:style-name="P17"/>
      <text:p text:style-name="P17">2. SELECT T.Team_name FROM ((team T INNER JOIN matches M ON T.Team_Id=M.Team1.Id AND T.Team_Id=M.Team2.Id) INNER JOIN match_result MR ON M.Match_Id=MR.Match_Id AND MR.Match_won=T.Team_Id);</text:p>
      <text:p text:style-name="P17"/>
      <text:p text:style-name="P17">3. SELECT V.Venue_name FROM matches M JOIN venue V;</text:p>
      <text:p text:style-name="P17"/>
      <text:p text:style-name="P17">4. SELECT V.Venue_name FROM venue V LEFT JOIN matches M ON V.Venue_Id=M.Venue_Id WHERE V.Venue_Id IS NULL;</text:p>
      <text:p text:style-name="P17"/>
      <text:p text:style-name="P17">5. SELECT DISTINCT P.Captain_name FROM match_results M INNER JOIN player P ON M.Match_Won=P.Team_Id AND M.Match_Id=P.Match_Id;</text:p>
      <text:p text:style-name="P17"/>
      <text:p text:style-name="P17"><text:soft-page-break/>6. SELECT DISTINCT P.Captain_name FROM match_results M INNER JOIN player P ON M.Toss_Won=P.Team_Id AND M.Match_Id=P.Match_Id;</text:p>
      <text:p text:style-name="P17"/>
      <text:p text:style-name="P17">7. SELECT DISTINCT P.Captain_name FROM player P INNER JOIN match_results M ON P.Match_Id=M.Match_Id WHERE NOT P.Team_Id=M.Match_Won;</text:p>
      <text:p text:style-name="P17"/>
      <text:p text:style-name="P17">8. SELECT DISTINCT P.Captain_name FROM player P INNER JOIN match_results M ON P.Match_Id=M.Match_Id WHERE NOT P.Team_Id=M.Toss_Won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4:48:48.761635330</meta:creation-date>
    <dc:date>2020-01-28T17:47:42.251306075</dc:date>
    <meta:editing-duration>PT1H17M41S</meta:editing-duration>
    <meta:editing-cycles>4</meta:editing-cycles>
    <meta:generator>LibreOffice/6.0.6.2$Linux_X86_64 LibreOffice_project/00m0$Build-2</meta:generator>
    <meta:document-statistic meta:table-count="5" meta:image-count="0" meta:object-count="0" meta:page-count="3" meta:paragraph-count="79" meta:word-count="265" meta:character-count="1844" meta:non-whitespace-character-count="1657"/>
  </office:meta>
</office:document-meta>
</file>